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1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iss Newhouse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4, 1896</text:p>
      <text:p text:style-name="P5">Month<text:tab/><text:tab/><text:tab/><text:tab/><text:tab/><text:tab/>July</text:p>
      <text:p text:style-name="P5">Year<text:tab/><text:tab/><text:tab/><text:tab/><text:tab/><text:tab/>189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COPY/</text:p>
      <text:p text:style-name="P2"/>
      <text:p text:style-name="P3">Dear Miss Newhouse:/</text:p>
      <text:p text:style-name="P3"><text:tab/>I had buoyed myself up with the hope that,/ I could, at all events, redeem my promise to you and indirectly/ to the class that I wish to teach. <text:s/>Unfortunately, I can not/ foretell that it will be physically impossible on my part to be/ next Sunday morning at 10th &amp; Carpenter. <text:s/>I do not quite give/ up the hope, but I fear that I may be compelled to do so./</text:p>
      <text:p text:style-name="P3"><text:tab/>I forward to your address a copy of the American in which/ my review of Claude Montefiore's Bible was published./</text:p>
      <text:p text:style-name="P3"><text:tab/>With kind regards to your mother and sisters, I am/ Yours truly,/ (Sgd.) S. Morais/</text:p>
      <text:p text:style-name="P3">Friday, 24 July--'96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22:40.08</meta:creation-date>
    <dc:date>2012-01-05T12:28:19.98</dc:date>
    <dc:creator>Penn Libraries</dc:creator>
    <meta:editing-duration>PT00H05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278" meta:character-count="1870"/>
  </office:meta>
</office:document-meta>
</file>